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2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43" style:family="table-cell" style:parent-style-name="Default">
      <style:text-properties fo:font-style="italic" style:font-style-asian="italic" style:font-style-complex="italic"/>
    </style:style>
    <style:style style:name="ce244" style:family="table-cell" style:parent-style-name="Default" style:data-style-name="N0"/>
    <style:style style:name="ce245" style:family="table-cell" style:parent-style-name="Default">
      <style:text-properties fo:font-weight="normal" style:font-weight-asian="normal" style:font-weight-complex="normal"/>
    </style:style>
    <style:style style:name="ce246" style:family="table-cell" style:parent-style-name="Default">
      <style:text-properties fo:font-style="normal" style:font-style-asian="normal" style:font-style-complex="normal"/>
    </style:style>
    <style:style style:name="ce24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69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27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09">
      <style:table-cell-properties style:vertical-align="automatic"/>
    </style:style>
    <style:style style:name="ce28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vertical-align="automatic"/>
    </style:style>
    <style:style style:name="ce28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9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0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>
      <style:table-cell-properties fo:background-color="#99ccff" style:vertical-align="top"/>
    </style:style>
    <style:style style:name="ce31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0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20H25M00S" calcext:value-type="time">
            <text:p>20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6" office:value-type="string" calcext:value-type="string">
            <text:p>The YAT story:</text:p>
          </table:table-cell>
          <table:table-cell table:style-name="ce16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6" table:number-columns-repeated="1003"/>
        </table:table-row>
        <table:table-row table:style-name="ro1">
          <table:table-cell table:style-name="ce16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7-07-04" calcext:value-type="date">
            <text:p>2017-07-04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30" calcext:value-type="date">
            <text:p>2016-09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17" calcext:value-type="date">
            <text:p>2016-09-1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16" calcext:value-type="date">
            <text:p>2016-09-16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13" calcext:value-type="date">
            <text:p>2015-06-13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07" calcext:value-type="date">
            <text:p>2015-06-0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01" calcext:value-type="date">
            <text:p>2015-06-0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3-02-02" calcext:value-type="date">
            <text:p>2013-02-02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20" office:value-type="date" office:date-value="2011-12-05" calcext:value-type="date">
            <text:p>2011-12-0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1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989"/>
          <table:table-cell table:number-columns-repeated="25"/>
        </table:table-row>
        <table:table-row table:style-name="ro2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0])" office:value-type="time" office:time-value="PT15H00M00S" calcext:value-type="time">
            <text:p>15:0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50])" office:value-type="time" office:time-value="PT15H00M00S" calcext:value-type="time">
            <text:p>15:00</text:p>
          </table:table-cell>
          <table:table-cell table:style-name="ce229" table:number-columns-repeated="989"/>
          <table:table-cell table:number-columns-repeated="25"/>
        </table:table-row>
        <table:table-row table:style-name="ro1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 table:style-name="ce285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5]" office:value-type="string" office:string-value="YAT.Settings.Test.FileVersionsTest [03] of V1.99.13/17/18/19 fail (bugs #232 and #246 &quot;Issues with [Alternate]TolerantXmlSerializer&quot;)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6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7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5"/>
          <table:table-cell table:style-name="ce202" table:formula="of:=CONCATENATE([.A$3]; &quot;.&quot;; COUNTA([.B$5:.B81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80])+[.G81]" office:value-type="time" office:time-value="PT15H00M00S" calcext:value-type="time">
            <text:p>15:00</text:p>
          </table:table-cell>
          <table:table-cell table:style-name="ce226"/>
          <table:table-cell table:style-name="ce28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81]; COUNTA([.C$82:.C82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81]; COUNTA([.C$82:.C84]); &quot;.&quot;)" office:value-type="string" office:string-value="1.4.2." calcext:value-type="string">
            <text:p>1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285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285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63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6H40M00S" calcext:value-type="time">
            <text:p>16:40</text:p>
          </table:table-cell>
          <table:table-cell table:style-name="ce224" table:formula="of:=MAX([.I4:.I65563])" office:value-type="time" office:time-value="PT18H10M00S" calcext:value-type="time">
            <text:p>18:10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6H50M00S" calcext:value-type="time">
            <text:p>16:5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7H00M00S" calcext:value-type="time">
            <text:p>17:00</text:p>
          </table:table-cell>
          <table:table-cell table:style-name="ce228"/>
          <table:table-cell table:style-name="ce285" table:number-columns-repeated="1014"/>
        </table:table-row>
        <table:table-row table:style-name="ro7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8H00M00S" calcext:value-type="time">
            <text:p>18:00</text:p>
          </table:table-cell>
          <table:table-cell table:style-name="ce228"/>
          <table:table-cell table:style-name="ce285" table:number-columns-repeated="1014"/>
        </table:table-row>
        <table:table-row table:style-name="ro7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81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80])+[.G81]" office:value-type="time" office:time-value="PT18H10M00S" calcext:value-type="time">
            <text:p>18:10</text:p>
          </table:table-cell>
          <table:table-cell table:style-name="ce228"/>
          <table:table-cell table:style-name="ce285" table:number-columns-repeated="1014"/>
        </table:table-row>
        <table:table-row table:style-name="ro7">
          <table:table-cell table:number-columns-repeated="2"/>
          <table:table-cell table:style-name="ce203" table:formula="of:=CONCATENATE([.B$81]; COUNTA([.C$82:.C82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style-name="ce211"/>
          <table:table-cell table:style-name="ce117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/>
          <table:table-cell table:style-name="ce203" table:formula="of:=CONCATENATE([.B$81]; COUNTA([.C$82:.C88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17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 table:formula="of:=CONCATENATE([.B$81]; COUNTA([.C$82:.C94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285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285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7" calcext:value-type="float">
            <text:p>7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Upload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12])" office:value-type="time" office:time-value="PT01H00M00S" calcext:value-type="time">
            <text:p>01:0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12])" office:value-type="time" office:time-value="PT20H25M00S" calcext:value-type="time">
            <text:p>20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7">
          <table:table-cell table:style-name="ce285"/>
          <table:table-cell table:style-name="ce20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e upload to SourceForg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9H35M00S" calcext:value-type="time">
            <text:p>19:35</text:p>
          </table:table-cell>
          <table:table-cell table:style-name="ce226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7.1.1." calcext:value-type="string">
            <text:p>7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5]; COUNTA([.C$6:.C7]); &quot;.&quot;)" office:value-type="string" office:string-value="7.1.2." calcext:value-type="string">
            <text:p>7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5]; COUNTA([.C$6:.C8]); &quot;.&quot;)" office:value-type="string" office:string-value="7.1.3." calcext:value-type="string">
            <text:p>7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release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2])+[.G13]" office:value-type="time" office:time-value="PT20H05M00S" calcext:value-type="time">
            <text:p>20:0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13]; COUNTA([.C$14:.C14]); &quot;.&quot;)" office:value-type="string" office:string-value="7.2.1." calcext:value-type="string">
            <text:p>7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3]; COUNTA([.C$14:.C18]); &quot;.&quot;)" office:value-type="string" office:string-value="7.2.2." calcext:value-type="string">
            <text:p>7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3]; COUNTA([.C$14:.C19]); &quot;.&quot;)" office:value-type="string" office:string-value="7.2.3." calcext:value-type="string">
            <text:p>7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3]; COUNTA([.C$14:.C20]); &quot;.&quot;)" office:value-type="string" office:string-value="7.2.4." calcext:value-type="string">
            <text:p>7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release and release note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22])+[.G23]" office:value-type="time" office:time-value="PT20H15M00S" calcext:value-type="time">
            <text:p>20:1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23]; COUNTA([.C$24:.C24]); &quot;.&quot;)" office:value-type="string" office:string-value="7.3.1." calcext:value-type="string">
            <text:p>7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3]; COUNTA([.C$24:.C26]); &quot;.&quot;)" office:value-type="string" office:string-value="7.3.2." calcext:value-type="string">
            <text:p>7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23]; COUNTA([.C$24:.C27]); &quot;.&quot;)" office:value-type="string" office:string-value="7.3.3." calcext:value-type="string">
            <text:p>7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3]; COUNTA([.C$24:.C29]); &quot;.&quot;)" office:value-type="string" office:string-value="7.3.4." calcext:value-type="string">
            <text:p>7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Feature request and bug tracker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31])+[.G32]" office:value-type="time" office:time-value="PT20H25M00S" calcext:value-type="time">
            <text:p>20:25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32]; COUNTA([.C$33:.C33]); &quot;.&quot;)" office:value-type="string" office:string-value="7.4.1." calcext:value-type="string">
            <text:p>7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294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8" calcext:value-type="float">
            <text:p>8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iz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40])" office:value-type="time" office:time-value="PT02H10M00S" calcext:value-type="time">
            <text:p>02:10</text:p>
          </table:table-cell>
          <table:table-cell table:style-name="ce217" table:formula="of:=['7. Upload'.$J$3]" office:value-type="time" office:time-value="PT20H25M00S" calcext:value-type="time">
            <text:p>20:25</text:p>
          </table:table-cell>
          <table:table-cell table:style-name="ce224" table:formula="of:=MAX([.I4:.I65540])" office:value-type="time" office:time-value="PT22H15M00S" calcext:value-type="time">
            <text:p>22:1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285"/>
          <table:table-cell table:style-name="ce20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ubmit new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20H40M00S" calcext:value-type="time">
            <text:p>20:40</text:p>
          </table:table-cell>
          <table:table-cell table:style-name="ce226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8.1.1." calcext:value-type="string">
            <text:p>8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7]); &quot;.&quot;)" office:value-type="string" office:string-value="8.1.2." calcext:value-type="string">
            <text:p>8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nd e-mail to the YAT mailing list (Attention: Mail delay up to 60 min !!!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5])+[.G16]" office:value-type="time" office:time-value="PT20H55M00S" calcext:value-type="time">
            <text:p>20:5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18]); &quot;.&quot;)" office:value-type="string" office:string-value="8.2.2." calcext:value-type="string">
            <text:p>8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4]); &quot;.&quot;)" office:value-type="string" office:string-value="8.2.6." calcext:value-type="string">
            <text:p>8.2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6]); &quot;.&quot;)" office:value-type="string" office:string-value="8.2.7." calcext:value-type="string">
            <text:p>8.2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9]); &quot;.&quot;)" office:value-type="string" office:string-value="8.2.9." calcext:value-type="string">
            <text:p>8.2.9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31])+[.G32]" office:value-type="time" office:time-value="PT21H00M00S" calcext:value-type="time">
            <text:p>21:00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32]; COUNTA([.C$33:.C33]); &quot;.&quot;)" office:value-type="string" office:string-value="8.3.1." calcext:value-type="string">
            <text:p>8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2]; COUNTA([.C$33:.C34]); &quot;.&quot;)" office:value-type="string" office:string-value="8.3.2." calcext:value-type="string">
            <text:p>8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create and verify working copy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35])+[.G36]" office:value-type="time" office:time-value="PT21H15M00S" calcext:value-type="time">
            <text:p>21:1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36]; COUNTA([.C$37:.C37]); &quot;.&quot;)" office:value-type="string" office:string-value="8.4.1." calcext:value-type="string">
            <text:p>8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38]); &quot;.&quot;)" office:value-type="string" office:string-value="8.4.2." calcext:value-type="string">
            <text:p>8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39]); &quot;.&quot;)" office:value-type="string" office:string-value="8.4.3." calcext:value-type="string">
            <text:p>8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0]); &quot;.&quot;)" office:value-type="string" office:string-value="8.4.4." calcext:value-type="string">
            <text:p>8.4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1]); &quot;.&quot;)" office:value-type="string" office:string-value="8.4.5." calcext:value-type="string">
            <text:p>8.4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3]); &quot;.&quot;)" office:value-type="string" office:string-value="8.4.6." calcext:value-type="string">
            <text:p>8.4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4]); &quot;.&quot;)" office:value-type="string" office:string-value="8.4.7." calcext:value-type="string">
            <text:p>8.4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5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6]; COUNTA([.C$37:.C46]); &quot;.&quot;)" office:value-type="string" office:string-value="8.4.9." calcext:value-type="string">
            <text:p>8.4.9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85"/>
          <table:table-cell table:style-name="ce202" table:formula="of:=CONCATENATE([.A$3]; &quot;.&quot;; COUNTA([.B$5:.B48]); &quot;.&quot;)" office:value-type="string" office:string-value="8.5." calcext:value-type="string">
            <text:p>8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rchive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7])+[.G48]" office:value-type="time" office:time-value="PT21H30M00S" calcext:value-type="time">
            <text:p>21:30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48]; COUNTA([.C$49:.C49]); &quot;.&quot;)" office:value-type="string" office:string-value="8.5.1." calcext:value-type="string">
            <text:p>8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48]; COUNTA([.C$49:.C51]); &quot;.&quot;)" office:value-type="string" office:string-value="8.5.2." calcext:value-type="string">
            <text:p>8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53]); &quot;.&quot;)" office:value-type="string" office:string-value="8.6." calcext:value-type="string">
            <text:p>8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and verify working copy (wait for a few days in case of a severe issue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52])+[.G53]" office:value-type="time" office:time-value="PT21H45M00S" calcext:value-type="time">
            <text:p>21:45</text:p>
          </table:table-cell>
          <table:table-cell table:style-name="ce22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54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3]; COUNTA([.C$54:.C55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57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58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3]; COUNTA([.C$54:.C60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61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3]; COUNTA([.C$54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64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3]; COUNTA([.C$54:.C67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03" table:formula="of:=CONCATENATE([.B$53]; COUNTA([.C$54:.C69]); &quot;.&quot;)" office:value-type="string" office:string-value="8.6.11." calcext:value-type="string">
            <text:p>8.6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3]; COUNTA([.C$54:.C71]); &quot;.&quot;)" office:value-type="string" office:string-value="8.6.12." calcext:value-type="string">
            <text:p>8.6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73]); &quot;.&quot;)" office:value-type="string" office:string-value="8.7." calcext:value-type="string">
            <text:p>8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tatistic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68])+[.G73]" office:value-type="time" office:time-value="PT22H00M00S" calcext:value-type="time">
            <text:p>22:00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73]; COUNTA([.C$74:.C74]); &quot;.&quot;)" office:value-type="string" office:string-value="8.7.1." calcext:value-type="string">
            <text:p>8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285"/>
          <table:table-cell table:style-name="ce202" table:formula="of:=CONCATENATE([.A$3]; &quot;.&quot;; COUNTA([.B$5:.B76]); &quot;.&quot;)" office:value-type="string" office:string-value="8.8." calcext:value-type="string">
            <text:p>8.8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75])+[.G76]" office:value-type="time" office:time-value="PT22H05M00S" calcext:value-type="time">
            <text:p>22:05</text:p>
          </table:table-cell>
          <table:table-cell table:style-name="ce228"/>
          <table:table-cell table:style-name="ce285" table:number-columns-repeated="1014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8.8.1." calcext:value-type="string">
            <text:p>8.8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/>
          <table:table-cell table:style-name="ce202" table:formula="of:=CONCATENATE([.A$3]; &quot;.&quot;; COUNTA([.B$5:.B79]); &quot;.&quot;)" office:value-type="string" office:string-value="8.9." calcext:value-type="string">
            <text:p>8.9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Backup PC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72])+[.G79]" office:value-type="time" office:time-value="PT22H15M00S" calcext:value-type="time">
            <text:p>22:15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79]; COUNTA([.C$80:.C80]); &quot;.&quot;)" office:value-type="string" office:string-value="8.9.1." calcext:value-type="string">
            <text:p>8.9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79]; COUNTA([.C$80:.C81]); &quot;.&quot;)" office:value-type="string" office:string-value="8.9.2." calcext:value-type="string">
            <text:p>8.9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5:'0. Overview'.C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 style:data-style-name="N2" text:time-value="22:02:13.4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2DT23H58M47S</meta:editing-duration>
    <meta:editing-cycles>229</meta:editing-cycles>
    <meta:generator>LibreOffice/5.3.0.3$Windows_X86_64 LibreOffice_project/7074905676c47b82bbcfbea1aeefc84afe1c50e1</meta:generator>
    <meta:initial-creator>Matthias Kläy</meta:initial-creator>
    <dc:date>2017-07-02T22:03:18.074000000</dc:date>
    <meta:print-date>2017-06-05T16:04:38.085000000</meta:print-date>
    <meta:document-statistic meta:table-count="9" meta:cell-count="1093" meta:object-count="0"/>
  </office:meta>
</office:document-meta>
</file>